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A000001BBCF931493.png" manifest:media-type="image/png"/>
  <manifest:file-entry manifest:full-path="Pictures/100002010000025A000001B6BCCFA5BE.png" manifest:media-type="image/png"/>
  <manifest:file-entry manifest:full-path="Pictures/100002010000025A000001B69C4BC2A3.png" manifest:media-type="image/png"/>
  <manifest:file-entry manifest:full-path="Pictures/100002010000025A000001A7E25AC751.png" manifest:media-type="image/png"/>
  <manifest:file-entry manifest:full-path="Pictures/100002010000025A000001A716BB97ED.png" manifest:media-type="image/png"/>
  <manifest:file-entry manifest:full-path="Pictures/10000201000001E00000018A1CF9B71B.png" manifest:media-type="image/png"/>
  <manifest:file-entry manifest:full-path="Pictures/100002010000025A000001BBFC9506F7.png" manifest:media-type="image/png"/>
  <manifest:file-entry manifest:full-path="Pictures/10000201000001E00000018A5E7DE01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546cm" svg:height="11.119cm" svg:x="6.858cm" svg:y="1.835cm">
          <draw:image xlink:href="Pictures/10000201000001E00000018A5E7DE0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3.546cm" svg:height="11.119cm" svg:x="6.774cm" svg:y="2.851cm">
          <draw:image xlink:href="Pictures/10000201000001E00000018A1CF9B7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16.99cm" svg:height="11.938cm" svg:x="5.334cm" svg:y="2.54cm">
          <draw:image xlink:href="Pictures/100002010000025A000001A716BB97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16.99cm" svg:height="11.938cm" svg:x="5.456cm" svg:y="2.33cm">
          <draw:image xlink:href="Pictures/100002010000025A000001A7E25AC7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16.99cm" svg:height="12.361cm" svg:x="5.588cm" svg:y="2.879cm">
          <draw:image xlink:href="Pictures/100002010000025A000001B69C4BC2A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16.99cm" svg:height="12.361cm" svg:x="4.774cm" svg:y="1.917cm">
          <draw:image xlink:href="Pictures/100002010000025A000001B6BCCFA5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16.99cm" svg:height="12.502cm" svg:x="5.576cm" svg:y="2.729cm">
          <draw:image xlink:href="Pictures/100002010000025A000001BBCF9314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16.99cm" svg:height="12.502cm" svg:x="5.456cm" svg:y="2.609cm">
          <draw:image xlink:href="Pictures/100002010000025A000001BBFC9506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2T09:17:28.429138838</meta:creation-date>
    <dc:date>2015-02-22T09:21:45.956259928</dc:date>
    <meta:editing-duration>PT4M18S</meta:editing-duration>
    <meta:editing-cycles>1</meta:editing-cycles>
    <meta:document-statistic meta:object-count="45"/>
    <meta:generator>LibreOffice/4.3.3.2$Linux_X86_64 LibreOffice_project/430m0$Build-2</meta:generator>
  </office:meta>
</office:document-meta>
</file>